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2585F480B4C39ABB481.png" manifest:media-type="image/png"/>
  <manifest:file-entry manifest:full-path="Pictures/100000000000070800000BB821AAB88C7B8DBCBA.png" manifest:media-type="image/png"/>
  <manifest:file-entry manifest:full-path="Pictures/10000000000005DC00000258076F602FB103C2BF.png" manifest:media-type="image/png"/>
  <manifest:file-entry manifest:full-path="Pictures/1000000000000BB800000960CBFB48DE7855D814.png" manifest:media-type="image/png"/>
  <manifest:file-entry manifest:full-path="Pictures/1000000000002706000013832B178D474A2DD29D.png" manifest:media-type="image/png"/>
  <manifest:file-entry manifest:full-path="Pictures/100000000000119400000960FD7E50373E6985DC.png" manifest:media-type="image/png"/>
  <manifest:file-entry manifest:full-path="Pictures/10000000000005DC000005DCF5F94F030AAF43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96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743cm"/>
    </style:style>
    <style:style style:name="gr5" style:family="graphic" style:parent-style-name="standard">
      <style:graphic-properties draw:stroke="none" svg:stroke-color="#000000" draw:fill="none" draw:fill-color="#ffffff" fo:min-height="2.16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127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standard">
      <style:graphic-properties draw:stroke="none" svg:stroke-color="#000000" draw:fill="none" draw:fill-color="#ffffff" fo:min-height="1.401cm"/>
    </style:style>
    <style:style style:name="gr10" style:family="graphic" style:parent-style-name="standard">
      <style:graphic-properties draw:stroke="none" draw:fill="none" fo:min-height="0.557cm"/>
    </style:style>
    <style:style style:name="gr11" style:family="graphic" style:parent-style-name="standard">
      <style:graphic-properties draw:stroke="none" svg:stroke-color="#000000" draw:fill="none" draw:fill-color="#ffffff" fo:min-height="1.3cm"/>
    </style:style>
    <style:style style:name="gr12" style:family="graphic" style:parent-style-name="standard">
      <style:graphic-properties draw:stroke="none" svg:stroke-color="#000000" draw:fill="none" draw:fill-color="#ffffff" fo:min-height="0.793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/>
    </style:style>
    <style:style style:name="P12" style:family="paragraph">
      <style:text-properties fo:color="#0000cd"/>
    </style:style>
    <style:style style:name="P13" style:family="paragraph">
      <loext:graphic-properties draw:fill="none" draw:fill-color="#ffffff"/>
      <style:text-properties fo:color="#0000cd"/>
    </style:style>
    <style:style style:name="P14" style:family="paragraph">
      <style:text-properties fo:color="#008000"/>
    </style:style>
    <style:style style:name="P15" style:family="paragraph">
      <loext:graphic-properties draw:fill="none" draw:fill-color="#ffffff"/>
      <style:text-properties fo:color="#008000"/>
    </style:style>
    <style:style style:name="P16" style:family="paragraph">
      <style:text-properties fo:color="#000000"/>
    </style:style>
    <style:style style:name="P17" style:family="paragraph">
      <loext:graphic-properties draw:fill="none" draw:fill-color="#ffffff"/>
      <style:text-properties fo:color="#000000"/>
    </style:style>
    <style:style style:name="P18" style:family="paragraph">
      <style:text-properties fo:color="#000000" style:text-position="0% 100%"/>
    </style:style>
    <style:style style:name="P19" style:family="paragraph">
      <loext:graphic-properties draw:fill="none" draw:fill-color="#ffffff"/>
      <style:text-properties fo:color="#000000" style:text-position="0% 10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text-position="-33% 58%" fo:font-size="24pt" style:font-size-asian="24pt" style:font-size-complex="24pt"/>
    </style:style>
    <style:style style:name="T8" style:family="text">
      <style:text-properties style:text-position="0% 100%" fo:font-size="24pt" style:font-size-asian="24pt" style:font-size-complex="24pt"/>
    </style:style>
    <style:style style:name="T9" style:family="text">
      <style:text-properties style:text-position="33% 58%" fo:font-size="24pt" style:font-size-asian="24pt" style:font-size-complex="24pt"/>
    </style:style>
    <style:style style:name="T10" style:family="text">
      <style:text-properties fo:color="#0000cd"/>
    </style:style>
    <style:style style:name="T11" style:family="text">
      <style:text-properties fo:color="#008000"/>
    </style:style>
    <style:style style:name="T12" style:family="text">
      <style:text-properties fo:color="#000000" style:font-name="Liberation Sans1" style:font-name-asian="Liberation Sans1" style:font-name-complex="Liberation Sans1"/>
    </style:style>
    <style:style style:name="T13" style:family="text">
      <style:text-properties fo:color="#000000" style:text-position="-33% 58%" style:font-name="Liberation Sans1" style:font-name-asian="Liberation Sans1" style:font-name-complex="Liberation Sans1"/>
    </style:style>
    <style:style style:name="T14" style:family="text">
      <style:text-properties fo:color="#000000" style:text-position="0% 100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47cm" svg:height="12.873cm" svg:x="3.126cm" svg:y="8.301cm">
          <draw:image xlink:href="Pictures/1000000000002706000013832B178D474A2DD29D.png" xlink:type="simple" xlink:show="embed" xlink:actuate="onLoad">
            <text:p/>
          </draw:image>
        </draw:frame>
        <draw:frame draw:style-name="gr2" draw:text-style-name="P1" draw:layer="layout" svg:width="12.609cm" svg:height="5.968cm" svg:x="33.67cm" svg:y="9.148cm">
          <draw:image xlink:href="Pictures/10000000000005DC000002585F480B4C39ABB481.png" xlink:type="simple" xlink:show="embed" xlink:actuate="onLoad">
            <text:p/>
          </draw:image>
        </draw:frame>
        <draw:frame draw:style-name="gr1" draw:text-style-name="P1" draw:layer="layout" svg:width="12.699cm" svg:height="5.079cm" svg:x="34.582cm" svg:y="14.97cm">
          <draw:image xlink:href="Pictures/10000000000005DC00000258076F602FB103C2BF.png" xlink:type="simple" xlink:show="embed" xlink:actuate="onLoad">
            <text:p/>
          </draw:image>
        </draw:frame>
        <draw:frame draw:style-name="gr3" draw:text-style-name="P3" draw:layer="layout" svg:width="3.704cm" svg:height="1.27cm" svg:x="30.73cm" svg:y="9.509cm">
          <draw:text-box>
            <text:p text:style-name="P2"><text:span text:style-name="T1">Studies</text:span></text:p>
          </draw:text-box>
        </draw:frame>
        <draw:frame draw:style-name="gr4" draw:text-style-name="P3" draw:layer="layout" svg:width="3.195cm" svg:height="0.993cm" svg:x="30.531cm" svg:y="11.31cm">
          <draw:text-box>
            <text:p text:style-name="P2"><text:span text:style-name="T1">Species</text:span></text:p>
          </draw:text-box>
        </draw:frame>
        <draw:frame draw:style-name="gr4" draw:text-style-name="P3" draw:layer="layout" svg:width="2.813cm" svg:height="0.993cm" svg:x="31.332cm" svg:y="12.911cm">
          <draw:text-box>
            <text:p text:style-name="P2"><text:span text:style-name="T1">Traits</text:span></text:p>
          </draw:text-box>
        </draw:frame>
        <draw:frame draw:style-name="gr4" draw:text-style-name="P3" draw:layer="layout" svg:width="14.097cm" svg:height="0.993cm" svg:x="31.533cm" svg:y="15.212cm">
          <draw:text-box>
            <text:p text:style-name="P2"><text:span text:style-name="T1">MAP &gt; 2500</text:span></text:p>
          </draw:text-box>
        </draw:frame>
        <draw:frame draw:style-name="gr4" draw:text-style-name="P3" draw:layer="layout" svg:width="4.189cm" svg:height="0.993cm" svg:x="31.534cm" svg:y="17.913cm">
          <draw:text-box>
            <text:p text:style-name="P2"><text:span text:style-name="T1">MAP &lt; 1500</text:span></text:p>
          </draw:text-box>
        </draw:frame>
        <draw:frame draw:style-name="gr4" draw:text-style-name="P3" draw:layer="layout" svg:width="7.223cm" svg:height="0.993cm" svg:x="29.435cm" svg:y="16.614cm">
          <draw:text-box>
            <text:p text:style-name="P2"><text:span text:style-name="T1">1500 &lt; MAP &lt; 2500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1.59cm" svg:height="35.984cm" svg:x="14.081cm" svg:y="2.905cm">
          <draw:image xlink:href="Pictures/100000000000070800000BB821AAB88C7B8DBCBA.png" xlink:type="simple" xlink:show="embed" xlink:actuate="onLoad">
            <text:p/>
          </draw:image>
        </draw:frame>
        <draw:frame draw:style-name="gr5" draw:text-style-name="P4" draw:layer="layout" svg:width="6.858cm" svg:height="2.413cm" svg:x="29.194cm" svg:y="2.397cm">
          <draw:text-box>
            <text:p>Liana &gt; Tree</text:p>
          </draw:text-box>
        </draw:frame>
        <draw:frame draw:style-name="gr5" draw:text-style-name="P4" draw:layer="layout" svg:width="6.858cm" svg:height="2.413cm" svg:x="16.875cm" svg:y="2.27cm">
          <draw:text-box>
            <text:p>Liana &lt; Tree</text:p>
          </draw:text-box>
        </draw:frame>
        <draw:frame draw:style-name="gr5" draw:text-style-name="P6" draw:layer="layout" svg:width="6.858cm" svg:height="2.413cm" svg:x="17.075cm" svg:y="9.971cm">
          <draw:text-box>
            <text:p text:style-name="P5"><text:span text:style-name="T2">Stem conductivity</text:span></text:p>
          </draw:text-box>
        </draw:frame>
        <draw:frame draw:style-name="gr5" draw:text-style-name="P6" draw:layer="layout" svg:width="6.858cm" svg:height="2.413cm" svg:x="17.075cm" svg:y="18.972cm">
          <draw:text-box>
            <text:p text:style-name="P5"><text:span text:style-name="T2">Vulnerability curve</text:span></text:p>
          </draw:text-box>
        </draw:frame>
        <draw:frame draw:style-name="gr5" draw:text-style-name="P6" draw:layer="layout" svg:width="6.858cm" svg:height="2.413cm" svg:x="17.075cm" svg:y="25.773cm">
          <draw:text-box>
            <text:p text:style-name="P5"><text:span text:style-name="T2">Leaf water potential</text:span></text:p>
          </draw:text-box>
        </draw:frame>
        <draw:frame draw:style-name="gr5" draw:text-style-name="P6" draw:layer="layout" svg:width="6.858cm" svg:height="2.413cm" svg:x="17.075cm" svg:y="30.274cm">
          <draw:text-box>
            <text:p text:style-name="P5"><text:span text:style-name="T2">Structural traits</text:span></text:p>
          </draw:text-box>
        </draw:frame>
        <draw:frame draw:style-name="gr5" draw:text-style-name="P6" draw:layer="layout" svg:width="6.858cm" svg:height="2.413cm" svg:x="16.875cm" svg:y="35.775cm">
          <draw:text-box>
            <text:p text:style-name="P5"><text:span text:style-name="T2">Climate</text:span></text:p>
          </draw:text-box>
        </draw:frame>
      </draw:page>
      <draw:page draw:name="page3" draw:style-name="dp1" draw:master-page-name="Default">
        <draw:frame draw:style-name="gr6" draw:text-style-name="P1" draw:layer="layout" svg:width="37.972cm" svg:height="20.319cm" svg:x="5.572cm" svg:y="9.002cm">
          <draw:image xlink:href="Pictures/100000000000119400000960FD7E50373E6985DC.png" xlink:type="simple" xlink:show="embed" xlink:actuate="onLoad">
            <text:p/>
          </draw:image>
        </draw:frame>
        <draw:frame draw:style-name="gr5" draw:text-style-name="P8" draw:layer="layout" svg:width="15.621cm" svg:height="2.413cm" svg:x="17.675cm" svg:y="29.067cm">
          <draw:text-box>
            <text:p text:style-name="P7"><text:span text:style-name="T3">Water potential [MPa]</text:span></text:p>
          </draw:text-box>
        </draw:frame>
        <draw:frame draw:style-name="gr5" draw:text-style-name="P8" draw:layer="layout" svg:width="15.621cm" svg:height="2.413cm" draw:transform="rotate (1.5707963267949) translate (5.318cm 26.146cm)">
          <draw:text-box>
            <text:p text:style-name="P7"><text:span text:style-name="T3">PLC [%]</text:span></text:p>
          </draw:text-box>
        </draw:frame>
        <draw:frame draw:style-name="gr7" draw:text-style-name="P10" draw:layer="layout" svg:width="7.747cm" svg:height="1.673cm" svg:x="39.819cm" svg:y="9.001cm">
          <draw:text-box>
            <text:p text:style-name="P9"><text:span text:style-name="T4">p-value &lt; 0.01</text:span></text:p>
          </draw:text-box>
        </draw:frame>
        <draw:frame draw:style-name="gr8" draw:text-style-name="P4" draw:layer="layout" svg:width="8.509cm" svg:height="1.524cm" svg:x="38.022cm" svg:y="25.765cm">
          <draw:text-box>
            <text:p>P50***</text:p>
          </draw:text-box>
        </draw:frame>
        <draw:frame draw:style-name="gr8" draw:text-style-name="P4" draw:layer="layout" svg:width="8.509cm" svg:height="1.524cm" svg:x="36.423cm" svg:y="15.965cm">
          <draw:text-box>
            <text:p>a<text:span text:style-name="T5">x</text:span><text:span text:style-name="T6">***</text:span></text:p>
          </draw:text-box>
        </draw:frame>
        <draw:frame draw:style-name="gr1" draw:text-style-name="P1" draw:layer="layout" svg:width="12.699cm" svg:height="12.699cm" svg:x="9.763cm" svg:y="13.573cm">
          <draw:image xlink:href="Pictures/10000000000005DC000005DCF5F94F030AAF43E9.png" xlink:type="simple" xlink:show="embed" xlink:actuate="onLoad">
            <text:p/>
          </draw:image>
        </draw:frame>
        <draw:frame draw:style-name="gr5" draw:text-style-name="P8" draw:layer="layout" svg:width="15.621cm" svg:height="2.413cm" draw:transform="rotate (1.5707963267949) translate (9.209cm 27.805cm)">
          <draw:text-box>
            <text:p text:style-name="P7"><text:span text:style-name="T3">k</text:span><text:span text:style-name="T7">sat</text:span><text:span text:style-name="T8"> [kg.m</text:span><text:span text:style-name="T9">-1</text:span><text:span text:style-name="T8">.s</text:span><text:span text:style-name="T9">-1</text:span><text:span text:style-name="T8">.MPa</text:span><text:span text:style-name="T9">-1</text:span><text:span text:style-name="T8">]</text:span></text:p>
          </draw:text-box>
        </draw:frame>
        <draw:frame draw:style-name="gr9" draw:text-style-name="P4" draw:layer="layout" svg:width="5.588cm" svg:height="1.651cm" svg:x="13.573cm" svg:y="25.719cm">
          <draw:text-box>
            <text:p>Liana</text:p>
          </draw:text-box>
        </draw:frame>
        <draw:frame draw:style-name="gr9" draw:text-style-name="P4" draw:layer="layout" svg:width="5.588cm" svg:height="1.651cm" svg:x="18.273cm" svg:y="25.82cm">
          <draw:text-box>
            <text:p>Tree</text:p>
          </draw:text-box>
        </draw:frame>
        <draw:frame draw:style-name="gr9" draw:text-style-name="P4" draw:layer="layout" svg:width="5.588cm" svg:height="1.651cm" svg:x="21.077cm" svg:y="13.7cm">
          <draw:text-box>
            <text:p>***</text:p>
          </draw:text-box>
        </draw:frame>
      </draw:page>
      <draw:page draw:name="page4" draw:style-name="dp1" draw:master-page-name="Default">
        <draw:frame draw:style-name="gr1" draw:text-style-name="P1" draw:layer="layout" svg:width="31.623cm" svg:height="25.298cm" svg:x="7.731cm" svg:y="8.24cm">
          <draw:image xlink:href="Pictures/1000000000000BB800000960CBFB48DE7855D814.png" xlink:type="simple" xlink:show="embed" xlink:actuate="onLoad">
            <text:p/>
          </draw:image>
        </draw:frame>
        <draw:frame draw:style-name="gr5" draw:text-style-name="P8" draw:layer="layout" svg:width="15.621cm" svg:height="2.413cm" draw:transform="rotate (1.5707963267949) translate (7.277cm 28.005cm)">
          <draw:text-box>
            <text:p text:style-name="P7"><text:span text:style-name="T3">k</text:span><text:span text:style-name="T8"> [kg.m</text:span><text:span text:style-name="T9">-1</text:span><text:span text:style-name="T8">.s</text:span><text:span text:style-name="T9">-</text:span><text:span text:style-name="T9">1</text:span><text:span text:style-name="T8">.MPa</text:span><text:span text:style-name="T9">-1</text:span><text:span text:style-name="T8">]</text:span></text:p>
          </draw:text-box>
        </draw:frame>
        <draw:frame draw:style-name="gr5" draw:text-style-name="P8" draw:layer="layout" svg:width="15.621cm" svg:height="2.413cm" svg:x="16.848cm" svg:y="33.131cm">
          <draw:text-box>
            <text:p text:style-name="P7"><text:span text:style-name="T3">Water </text:span><text:span text:style-name="T3">potential </text:span><text:span text:style-name="T3">[MPa]</text:span></text:p>
          </draw:text-box>
        </draw:frame>
        <draw:frame draw:style-name="gr7" draw:text-style-name="P10" draw:layer="layout" svg:width="7.747cm" svg:height="1.673cm" svg:x="24.695cm" svg:y="8.693cm">
          <draw:text-box>
            <text:p text:style-name="P9"><text:span text:style-name="T4">p-value</text:span></text:p>
          </draw:text-box>
        </draw:frame>
        <draw:frame draw:style-name="gr10" draw:text-style-name="P11" draw:layer="layout" svg:width="1.895cm" svg:height="0.807cm" svg:x="28.323cm" svg:y="8.702cm">
          <draw:text-box>
            <text:p><text:span text:style-name="T4">&lt; 0.01</text:span></text:p>
          </draw:text-box>
        </draw:frame>
        <draw:frame draw:style-name="gr10" draw:text-style-name="P11" draw:layer="layout" svg:width="1.895cm" svg:height="0.807cm" svg:x="26.445cm" svg:y="8.702cm">
          <draw:text-box>
            <text:p><text:span text:style-name="T4">&lt; 0.05</text:span></text:p>
          </draw:text-box>
        </draw:frame>
        <draw:frame draw:style-name="gr11" draw:text-style-name="P13" draw:layer="layout" svg:width="5.588cm" svg:height="1.55cm" svg:x="33.004cm" svg:y="11.541cm">
          <draw:text-box>
            <text:p text:style-name="P12"><text:span text:style-name="T10">Liana</text:span></text:p>
          </draw:text-box>
        </draw:frame>
        <draw:frame draw:style-name="gr9" draw:text-style-name="P15" draw:layer="layout" svg:width="5.588cm" svg:height="1.651cm" svg:x="35.798cm" svg:y="15.478cm">
          <draw:text-box>
            <text:p text:style-name="P14"><text:span text:style-name="T11">Tree</text:span></text:p>
          </draw:text-box>
        </draw:frame>
        <draw:frame draw:style-name="gr12" draw:text-style-name="P17" draw:layer="layout" svg:width="5.588cm" svg:height="1.114cm" svg:x="33.554cm" svg:y="24.141cm">
          <draw:text-box>
            <text:p text:style-name="P16"><text:span text:style-name="T12">Ψ</text:span><text:span text:style-name="T13">pd</text:span></text:p>
          </draw:text-box>
        </draw:frame>
        <draw:frame draw:style-name="gr12" draw:text-style-name="P19" draw:layer="layout" svg:width="5.588cm" svg:height="1.043cm" svg:x="28.954cm" svg:y="25.041cm">
          <draw:text-box>
            <text:p text:style-name="P18"><text:span text:style-name="T14">P50</text:span></text:p>
          </draw:text-box>
        </draw:frame>
        <draw:frame draw:style-name="gr12" draw:text-style-name="P17" draw:layer="layout" svg:width="5.588cm" svg:height="1.114cm" svg:x="23.954cm" svg:y="25.641cm">
          <draw:text-box>
            <text:p text:style-name="P16"><text:span text:style-name="T12">Ψ</text:span><text:span text:style-name="T13">md</text:span></text:p>
          </draw:text-box>
        </draw:frame>
        <draw:frame draw:style-name="gr12" draw:text-style-name="P17" draw:layer="layout" svg:width="5.588cm" svg:height="1.114cm" svg:x="29.354cm" svg:y="26.441cm">
          <draw:text-box>
            <text:p text:style-name="P16"><text:span text:style-name="T12">Ψ</text:span><text:span text:style-name="T13">tlp</text:span></text:p>
          </draw:text-box>
        </draw:frame>
        <draw:frame draw:style-name="gr12" draw:text-style-name="P17" draw:layer="layout" svg:width="5.588cm" svg:height="1.114cm" svg:x="36.254cm" svg:y="28.641cm">
          <draw:text-box>
            <text:p text:style-name="P16"><text:span text:style-name="T12">Ψ</text:span><text:span text:style-name="T13">pd</text:span></text:p>
          </draw:text-box>
        </draw:frame>
        <draw:frame draw:style-name="gr12" draw:text-style-name="P19" draw:layer="layout" svg:width="5.588cm" svg:height="1.043cm" svg:x="28.154cm" svg:y="29.441cm">
          <draw:text-box>
            <text:p text:style-name="P18"><text:span text:style-name="T14">P50</text:span></text:p>
          </draw:text-box>
        </draw:frame>
        <draw:frame draw:style-name="gr12" draw:text-style-name="P17" draw:layer="layout" svg:width="5.588cm" svg:height="1.114cm" svg:x="31.154cm" svg:y="30.041cm">
          <draw:text-box>
            <text:p text:style-name="P16"><text:span text:style-name="T12">Ψ</text:span><text:span text:style-name="T13">md</text:span></text:p>
          </draw:text-box>
        </draw:frame>
        <draw:frame draw:style-name="gr12" draw:text-style-name="P17" draw:layer="layout" svg:width="5.588cm" svg:height="1.114cm" svg:x="31.154cm" svg:y="30.841cm">
          <draw:text-box>
            <text:p text:style-name="P16"><text:span text:style-name="T12">Ψ</text:span><text:span text:style-name="T13">tlp</text:span></text:p>
          </draw:text-box>
        </draw:frame>
        <draw:frame draw:style-name="gr12" draw:text-style-name="P17" draw:layer="layout" svg:width="5.588cm" svg:height="1.043cm" svg:x="39.154cm" svg:y="24.341cm">
          <draw:text-box>
            <text:p text:style-name="P16"><text:span text:style-name="T12">a</text:span></text:p>
          </draw:text-box>
        </draw:frame>
        <draw:frame draw:style-name="gr12" draw:text-style-name="P17" draw:layer="layout" svg:width="5.588cm" svg:height="1.043cm" svg:x="39.154cm" svg:y="25.042cm">
          <draw:text-box>
            <text:p text:style-name="P16"><text:span text:style-name="T12">b</text:span></text:p>
          </draw:text-box>
        </draw:frame>
        <draw:frame draw:style-name="gr12" draw:text-style-name="P17" draw:layer="layout" svg:width="5.588cm" svg:height="1.043cm" svg:x="39.154cm" svg:y="25.743cm">
          <draw:text-box>
            <text:p text:style-name="P16"><text:span text:style-name="T12">c</text:span></text:p>
          </draw:text-box>
        </draw:frame>
        <draw:frame draw:style-name="gr12" draw:text-style-name="P17" draw:layer="layout" svg:width="5.588cm" svg:height="1.043cm" svg:x="39.154cm" svg:y="26.444cm">
          <draw:text-box>
            <text:p text:style-name="P16"><text:span text:style-name="T12">d</text:span></text:p>
          </draw:text-box>
        </draw:frame>
        <draw:frame draw:style-name="gr12" draw:text-style-name="P17" draw:layer="layout" svg:width="5.588cm" svg:height="1.043cm" svg:x="39.154cm" svg:y="28.641cm">
          <draw:text-box>
            <text:p text:style-name="P16"><text:span text:style-name="T12">a</text:span></text:p>
          </draw:text-box>
        </draw:frame>
        <draw:frame draw:style-name="gr12" draw:text-style-name="P17" draw:layer="layout" svg:width="5.588cm" svg:height="1.043cm" svg:x="39.154cm" svg:y="29.342cm">
          <draw:text-box>
            <text:p text:style-name="P16"><text:span text:style-name="T12">c</text:span></text:p>
          </draw:text-box>
        </draw:frame>
        <draw:frame draw:style-name="gr12" draw:text-style-name="P17" draw:layer="layout" svg:width="5.588cm" svg:height="1.043cm" svg:x="39.154cm" svg:y="30.043cm">
          <draw:text-box>
            <text:p text:style-name="P16"><text:span text:style-name="T12">b</text:span></text:p>
          </draw:text-box>
        </draw:frame>
        <draw:frame draw:style-name="gr12" draw:text-style-name="P17" draw:layer="layout" svg:width="5.588cm" svg:height="1.043cm" svg:x="39.154cm" svg:y="30.744cm">
          <draw:text-box>
            <text:p text:style-name="P16"><text:span text:style-name="T1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09:16:21.461833559</meta:creation-date>
    <dc:date>2020-03-23T11:53:43.257420249</dc:date>
    <meta:editing-duration>PT2H34M26S</meta:editing-duration>
    <meta:editing-cycles>2</meta:editing-cycles>
    <meta:generator>LibreOffice/6.0.7.3$Linux_X86_64 LibreOffice_project/00m0$Build-3</meta:generator>
    <meta:document-statistic meta:object-count="52"/>
  </office:meta>
</office:document-meta>
</file>